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Inter" svg:font-family="Inter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Inter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Inter" fo:font-size="12pt" officeooo:paragraph-rsid="00019b6d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Inter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Inter" fo:font-size="12pt" fo:font-weight="bold" officeooo:paragraph-rsid="00019b6d" style:font-size-asian="12pt" style:font-weight-asian="bold" style:font-size-complex="12pt" style:font-weight-complex="bold"/>
    </style:style>
    <style:style style:name="P5" style:family="paragraph" style:parent-style-name="Standard" style:master-page-name="">
      <style:paragraph-properties fo:text-align="justify" style:justify-single-word="false" style:page-number="auto"/>
      <style:text-properties style:font-name="Inter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019b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U</text:span>ma duplicata de $ 8.000,00 foi descontada em um banco, proporcionando um valor líquido de $ 7.500,00. Sabendo-se que a taxa de desconto comercial utilizada foi de 2,2% a.m., Obtenha o prazo de vencimento deste título.</text:p>
      <text:p text:style-name="P1"/>
      <text:p text:style-name="P1"/>
      <text:p text:style-name="P4"><text:span text:style-name="T1">U</text:span>ma empresa descontou em um banco uma duplicata de $ 15.000,00 67 dias antes de seu vencimento, <text:span text:style-name="T1">A</text:span> uma taxa de desconto de 3,5% a.m. Obtenha o valor líquido recebido pela empresa, considerando que esta pagou, na data da operação, um <text:span text:style-name="T1">IOF</text:span> igual a 0,0041% ao dia, aplicado sobre o valor nominal do título.</text:p>
      <text:p text:style-name="P1"/>
      <text:p text:style-name="P1"/>
      <text:p text:style-name="P3"><text:span text:style-name="T1">U</text:span>ma empresa descontou uma duplicata de $ 12.000,00, 45 dias antes do vencimento. Sabendo-se que ela recebeu um valor líquido de $ 11.720,00, calcule a taxa de desconto comercial mensal da operação.</text:p>
      <text:p text:style-name="P2"/>
      <text:p text:style-name="P2"/>
      <text:p text:style-name="P4"><text:span text:style-name="T1">U</text:span>ma duplicata, cujo prazo até o vencimento era de 90 dias, foi descontada em um banco à taxa de desconto comercial de 1,8%a.m. Calcule o valor de face do título, sabendo-se que a empresa recebeu um valor líquido de $ 3.500,00 e que o banco cobrou uma taxa de serviço igual a 1% do valor nominal(valor de face) do título.</text:p>
      <text:p text:style-name="P2"/>
      <text:p text:style-name="P2"/>
      <text:p text:style-name="P4"><text:span text:style-name="T1">P</text:span>ara pagar uma dívida de $ 1.055.500,00, uma empresa juntou um cheque de $ 266.500,00 à importância líquida proveniente do desconto comercial de uma duplicata de $ 980.000,00, três meses antes do vencimento. Determine a taxa mensal de desconto comercial utilizada.</text:p>
      <text:p text:style-name="P2"/>
      <text:p text:style-name="P2"/>
      <text:p text:style-name="P4"><text:span text:style-name="T1">U</text:span>m banco oferece empréstimos pessoais mediante o preenchimento de uma promissória pelo cliente com prazo de vencimento igual ao prazo pedido para pagamento. Em seguida, o banco desconta a promissória a uma taxa de desconto comercial de 4%a.m. e entrega ao cliente o valor líquido. Se uma pessoa precisar hoje de $ 7.000,00, para pagamento daqui a três meses, que valor da promissória deverá assinar?</text:p>
      <text:p text:style-name="P2"/>
      <text:p text:style-name="P4"><text:soft-page-break/><text:span text:style-name="T1">R</text:span>esolva o exercício anterior, considerando uma taxa de desconto comercial de 3%a.m. prazo de pagamento de 47 dias e valor que o cliente precisa hoje igual a $ 12.600,00.</text:p>
      <text:p text:style-name="P2"/>
      <text:p text:style-name="P2"/>
      <text:p text:style-name="P4"><text:span text:style-name="T1">U</text:span>ma empresa, precisando de capital de giro, decide descontar uma duplicata de dois meses até o vencimento. Tal operação pode ser feita em um banco a ou em um banco b. O banco a utiliza uma taxa de desconto comercial de 2,5%a.m. mais uma taxa de serviço igual a 0,8% do valor do título; o banco b utiliza uma taxa de desconto comercial de 3,1%a.m. sem taxa de serviço. Qual banco a empresa deverá escolher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Inter" svg:font-family="Inter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 Teixeira Ribeiro</meta:initial-creator>
    <meta:editing-cycles>9</meta:editing-cycles>
    <meta:creation-date>2019-04-05T11:32:00</meta:creation-date>
    <dc:date>2021-08-16T11:11:05.091410014</dc:date>
    <meta:editing-duration>PT35M2S</meta:editing-duration>
    <meta:generator>LibreOffice/7.0.6.2$Linux_X86_64 LibreOffice_project/144abb84a525d8e30c9dbbefa69cbbf2d8d4ae3b</meta:generator>
    <meta:document-statistic meta:table-count="0" meta:image-count="0" meta:object-count="0" meta:page-count="2" meta:paragraph-count="8" meta:word-count="392" meta:character-count="2273" meta:non-whitespace-character-count="1889"/>
    <meta:user-defined meta:name="AppVersion">16.0000</meta:user-defined>
    <meta:user-defined meta:name="ContentTypeId">0x010100F89A6CA0D9919C4FA55C9F4B2DEA030E</meta:user-defined>
    <meta:template xlink:type="simple" xlink:actuate="onRequest" xlink:title="Normal" xlink:href=""/>
  </office:meta>
</office:document-meta>
</file>